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Histoire%20des%20arts" text:style-name="Internet_20_link" text:visited-style-name="Visited_20_Internet_20_Link">Histoire des arts</text:a></text:p>
      <text:p text:style-name="Standard"><text:a xlink:type="simple" xlink:href="https://search.worldcat.org/fr/search?q=su%3ALangues%20et%20cultures%20étrangères" text:style-name="Internet_20_link" text:visited-style-name="Visited_20_Internet_20_Link"><text:span text:style-name="T2">Langues et cultures étrangères</text:span></text:a></text:p>
      <text:p text:style-name="Standard"><text:a xlink:type="simple" xlink:href="https://search.worldcat.org/fr/search?q=su%3AWebdocumentaires" text:style-name="Internet_20_link" text:visited-style-name="Visited_20_Internet_20_Link"><text:span text:style-name="T2">Webdocumentaires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5:11:11.771000000</dc:date>
    <meta:editing-duration>PT1M1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3" meta:word-count="8" meta:character-count="63" meta:non-whitespace-character-count="58"/>
  </office:meta>
</office:document-meta>
</file>